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d-f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ot product examp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office:value-type="string" table:style-name="ce1">
            <text:p>Computed dot produc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<text:s/>dot4</text:p>
          </table:table-cell>
          <table:table-cell office:value-type="string" table:style-name="ce1">
            <text:p><text:s/>dot5</text:p>
          </table:table-cell>
          <table:table-cell office:value-type="string" table:style-name="ce1">
            <text:p><text:s/>dot6_2</text:p>
          </table:table-cell>
          <table:table-cell office:value-type="string" table:style-name="ce1">
            <text:p><text:s/>dot6_5</text:p>
          </table:table-cell>
          <table:table-cell office:value-type="string" table:style-name="ce1">
            <text:p><text:s/>dot8</text:p>
          </table:table-cell>
          <table:table-cell office:value-type="string" table:style-name="ce1">
            <text:p><text:s/>dot8_2</text:p>
          </table:table-cell>
          <table:table-cell office:value-type="string" table:style-name="ce1">
            <text:p><text:s/>dot8_4</text:p>
          </table:table-cell>
          <table:table-cell office:value-type="string" table:style-name="ce1">
            <text:p><text:s/>dot8_8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451" table:style-name="ce1">
            <text:p>8451</text:p>
          </table:table-cell>
          <table:table-cell office:value-type="float" office:value="8451" table:style-name="ce1">
            <text:p>8451</text:p>
          </table:table-cell>
          <table:table-cell office:value-type="float" office:value="8451" table:style-name="ce1">
            <text:p>8451</text:p>
          </table:table-cell>
          <table:table-cell office:value-type="float" office:value="8451" table:style-name="ce1">
            <text:p>8451</text:p>
          </table:table-cell>
          <table:table-cell office:value-type="float" office:value="8451" table:style-name="ce1">
            <text:p>8451</text:p>
          </table:table-cell>
          <table:table-cell office:value-type="float" office:value="8451" table:style-name="ce1">
            <text:p>8451</text:p>
          </table:table-cell>
          <table:table-cell office:value-type="float" office:value="5477" table:style-name="ce1">
            <text:p>5477</text:p>
          </table:table-cell>
          <table:table-cell office:value-type="float" office:value="8451" table:style-name="ce1">
            <text:p>8451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100000" table:style-name="ce2">
            <text:p>1.10E+06</text:p>
          </table:table-cell>
          <table:table-cell office:value-type="float" office:value="1100000" table:style-name="ce2">
            <text:p>1.10E+06</text:p>
          </table:table-cell>
          <table:table-cell office:value-type="float" office:value="1100000" table:style-name="ce2">
            <text:p>1.10E+06</text:p>
          </table:table-cell>
          <table:table-cell office:value-type="float" office:value="1100000" table:style-name="ce2">
            <text:p>1.10E+06</text:p>
          </table:table-cell>
          <table:table-cell office:value-type="float" office:value="1100000" table:style-name="ce2">
            <text:p>1.10E+06</text:p>
          </table:table-cell>
          <table:table-cell office:value-type="float" office:value="1100000" table:style-name="ce2">
            <text:p>1.10E+06</text:p>
          </table:table-cell>
          <table:table-cell office:value-type="float" office:value="1060000" table:style-name="ce2">
            <text:p>1.06E+06</text:p>
          </table:table-cell>
          <table:table-cell office:value-type="float" office:value="6700000" table:style-name="ce2">
            <text:p>6.70E+06</text:p>
          </table:table-cell>
          <table:table-cell table:number-columns-repeated="16375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33100000" table:style-name="ce2">
            <text:p>3.31E+07</text:p>
          </table:table-cell>
          <table:table-cell office:value-type="float" office:value="33100000" table:style-name="ce2">
            <text:p>3.31E+07</text:p>
          </table:table-cell>
          <table:table-cell office:value-type="float" office:value="33100000" table:style-name="ce2">
            <text:p>3.31E+07</text:p>
          </table:table-cell>
          <table:table-cell office:value-type="float" office:value="33100000" table:style-name="ce2">
            <text:p>3.31E+07</text:p>
          </table:table-cell>
          <table:table-cell office:value-type="float" office:value="33100000" table:style-name="ce2">
            <text:p>3.31E+07</text:p>
          </table:table-cell>
          <table:table-cell office:value-type="float" office:value="33100000" table:style-name="ce2">
            <text:p>3.31E+07</text:p>
          </table:table-cell>
          <table:table-cell office:value-type="float" office:value="32600000" table:style-name="ce2">
            <text:p>3.26E+07</text:p>
          </table:table-cell>
          <table:table-cell office:value-type="float" office:value="83300000" table:style-name="ce2">
            <text:p>8.33E+07</text:p>
          </table:table-cell>
          <table:table-cell table:number-columns-repeated="16375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295000000" table:style-name="ce2">
            <text:p>2.95E+08</text:p>
          </table:table-cell>
          <table:table-cell office:value-type="float" office:value="295000000" table:style-name="ce2">
            <text:p>2.95E+08</text:p>
          </table:table-cell>
          <table:table-cell office:value-type="float" office:value="295000000" table:style-name="ce2">
            <text:p>2.95E+08</text:p>
          </table:table-cell>
          <table:table-cell office:value-type="float" office:value="295000000" table:style-name="ce2">
            <text:p>2.95E+08</text:p>
          </table:table-cell>
          <table:table-cell office:value-type="float" office:value="295000000" table:style-name="ce2">
            <text:p>2.95E+08</text:p>
          </table:table-cell>
          <table:table-cell office:value-type="float" office:value="295000000" table:style-name="ce2">
            <text:p>2.95E+08</text:p>
          </table:table-cell>
          <table:table-cell office:value-type="float" office:value="293000000" table:style-name="ce2">
            <text:p>2.93E+08</text:p>
          </table:table-cell>
          <table:table-cell office:value-type="float" office:value="449000000" table:style-name="ce2">
            <text:p>4.49E+08</text:p>
          </table:table-cell>
          <table:table-cell table:number-columns-repeated="16375" table:style-name="ce1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1450000000" table:style-name="ce2">
            <text:p>1.45E+09</text:p>
          </table:table-cell>
          <table:table-cell office:value-type="float" office:value="1450000000" table:style-name="ce2">
            <text:p>1.45E+09</text:p>
          </table:table-cell>
          <table:table-cell office:value-type="float" office:value="1450000000" table:style-name="ce2">
            <text:p>1.45E+09</text:p>
          </table:table-cell>
          <table:table-cell office:value-type="float" office:value="1450000000" table:style-name="ce2">
            <text:p>1.45E+09</text:p>
          </table:table-cell>
          <table:table-cell office:value-type="float" office:value="1450000000" table:style-name="ce2">
            <text:p>1.45E+09</text:p>
          </table:table-cell>
          <table:table-cell office:value-type="float" office:value="1450000000" table:style-name="ce2">
            <text:p>1.45E+09</text:p>
          </table:table-cell>
          <table:table-cell office:value-type="float" office:value="1440000000" table:style-name="ce2">
            <text:p>1.44E+09</text:p>
          </table:table-cell>
          <table:table-cell office:value-type="float" office:value="1900000000" table:style-name="ce2">
            <text:p>1.90E+09</text:p>
          </table:table-cell>
          <table:table-cell table:number-columns-repeated="16375" table:style-name="ce1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float" office:value="5260000000" table:style-name="ce2">
            <text:p>5.26E+09</text:p>
          </table:table-cell>
          <table:table-cell office:value-type="float" office:value="5260000000" table:style-name="ce2">
            <text:p>5.26E+09</text:p>
          </table:table-cell>
          <table:table-cell office:value-type="float" office:value="5260000000" table:style-name="ce2">
            <text:p>5.26E+09</text:p>
          </table:table-cell>
          <table:table-cell office:value-type="float" office:value="5260000000" table:style-name="ce2">
            <text:p>5.26E+09</text:p>
          </table:table-cell>
          <table:table-cell office:value-type="float" office:value="5260000000" table:style-name="ce2">
            <text:p>5.26E+09</text:p>
          </table:table-cell>
          <table:table-cell office:value-type="float" office:value="5260000000" table:style-name="ce2">
            <text:p>5.26E+09</text:p>
          </table:table-cell>
          <table:table-cell office:value-type="float" office:value="5240000000" table:style-name="ce2">
            <text:p>5.24E+09</text:p>
          </table:table-cell>
          <table:table-cell office:value-type="float" office:value="6490000000" table:style-name="ce2">
            <text:p>6.49E+09</text:p>
          </table:table-cell>
          <table:table-cell table:number-columns-repeated="16375" table:style-name="ce1"/>
        </table:table-row>
        <table:table-row table:style-name="ro1">
          <table:table-cell office:value-type="float" office:value="4528" table:style-name="ce1">
            <text:p>4528</text:p>
          </table:table-cell>
          <table:table-cell office:value-type="float" office:value="15700000000" table:style-name="ce2">
            <text:p>1.57E+10</text:p>
          </table:table-cell>
          <table:table-cell office:value-type="float" office:value="15700000000" table:style-name="ce2">
            <text:p>1.57E+10</text:p>
          </table:table-cell>
          <table:table-cell office:value-type="float" office:value="15700000000" table:style-name="ce2">
            <text:p>1.57E+10</text:p>
          </table:table-cell>
          <table:table-cell office:value-type="float" office:value="15700000000" table:style-name="ce2">
            <text:p>1.57E+10</text:p>
          </table:table-cell>
          <table:table-cell office:value-type="float" office:value="15700000000" table:style-name="ce2">
            <text:p>1.57E+10</text:p>
          </table:table-cell>
          <table:table-cell office:value-type="float" office:value="15700000000" table:style-name="ce2">
            <text:p>1.57E+10</text:p>
          </table:table-cell>
          <table:table-cell office:value-type="float" office:value="15600000000" table:style-name="ce2">
            <text:p>1.56E+10</text:p>
          </table:table-cell>
          <table:table-cell office:value-type="float" office:value="18200000000" table:style-name="ce2">
            <text:p>1.82E+10</text:p>
          </table:table-cell>
          <table:table-cell table:number-columns-repeated="16375" table:style-name="ce1"/>
        </table:table-row>
        <table:table-row table:style-name="ro1">
          <table:table-cell office:value-type="float" office:value="6116" table:style-name="ce1">
            <text:p>6116</text:p>
          </table:table-cell>
          <table:table-cell office:value-type="float" office:value="37900000000" table:style-name="ce2">
            <text:p>3.79E+10</text:p>
          </table:table-cell>
          <table:table-cell office:value-type="float" office:value="37900000000" table:style-name="ce2">
            <text:p>3.79E+10</text:p>
          </table:table-cell>
          <table:table-cell office:value-type="float" office:value="37900000000" table:style-name="ce2">
            <text:p>3.79E+10</text:p>
          </table:table-cell>
          <table:table-cell office:value-type="float" office:value="37900000000" table:style-name="ce2">
            <text:p>3.79E+10</text:p>
          </table:table-cell>
          <table:table-cell office:value-type="float" office:value="37900000000" table:style-name="ce2">
            <text:p>3.79E+10</text:p>
          </table:table-cell>
          <table:table-cell office:value-type="float" office:value="37900000000" table:style-name="ce2">
            <text:p>3.79E+10</text:p>
          </table:table-cell>
          <table:table-cell office:value-type="float" office:value="37800000000" table:style-name="ce2">
            <text:p>3.78E+10</text:p>
          </table:table-cell>
          <table:table-cell office:value-type="float" office:value="44000000000" table:style-name="ce2">
            <text:p>4.40E+10</text:p>
          </table:table-cell>
          <table:table-cell table:number-columns-repeated="16375" table:style-name="ce1"/>
        </table:table-row>
        <table:table-row table:style-name="ro1">
          <table:table-cell office:value-type="float" office:value="7944" table:style-name="ce1">
            <text:p>7944</text:p>
          </table:table-cell>
          <table:table-cell office:value-type="float" office:value="82700000000" table:style-name="ce2">
            <text:p>8.27E+10</text:p>
          </table:table-cell>
          <table:table-cell office:value-type="float" office:value="82700000000" table:style-name="ce2">
            <text:p>8.27E+10</text:p>
          </table:table-cell>
          <table:table-cell office:value-type="float" office:value="82700000000" table:style-name="ce2">
            <text:p>8.27E+10</text:p>
          </table:table-cell>
          <table:table-cell office:value-type="float" office:value="82700000000" table:style-name="ce2">
            <text:p>8.27E+10</text:p>
          </table:table-cell>
          <table:table-cell office:value-type="float" office:value="82700000000" table:style-name="ce2">
            <text:p>8.27E+10</text:p>
          </table:table-cell>
          <table:table-cell office:value-type="float" office:value="82700000000" table:style-name="ce2">
            <text:p>8.27E+10</text:p>
          </table:table-cell>
          <table:table-cell office:value-type="float" office:value="82600000000" table:style-name="ce2">
            <text:p>8.26E+10</text:p>
          </table:table-cell>
          <table:table-cell office:value-type="float" office:value="92300000000" table:style-name="ce2">
            <text:p>9.23E+10</text:p>
          </table:table-cell>
          <table:table-cell table:number-columns-repeated="16375" table:style-name="ce1"/>
        </table:table-row>
        <table:table-row table:style-name="ro1">
          <table:table-cell office:value-type="float" office:value="10012" table:style-name="ce1">
            <text:p>10012</text:p>
          </table:table-cell>
          <table:table-cell office:value-type="float" office:value="165000000000" table:style-name="ce2">
            <text:p>1.65E+11</text:p>
          </table:table-cell>
          <table:table-cell office:value-type="float" office:value="165000000000" table:style-name="ce2">
            <text:p>1.65E+11</text:p>
          </table:table-cell>
          <table:table-cell office:value-type="float" office:value="165000000000" table:style-name="ce2">
            <text:p>1.65E+11</text:p>
          </table:table-cell>
          <table:table-cell office:value-type="float" office:value="165000000000" table:style-name="ce2">
            <text:p>1.65E+11</text:p>
          </table:table-cell>
          <table:table-cell office:value-type="float" office:value="165000000000" table:style-name="ce2">
            <text:p>1.65E+11</text:p>
          </table:table-cell>
          <table:table-cell office:value-type="float" office:value="165000000000" table:style-name="ce2">
            <text:p>1.65E+11</text:p>
          </table:table-cell>
          <table:table-cell office:value-type="float" office:value="165000000000" table:style-name="ce2">
            <text:p>1.65E+11</text:p>
          </table:table-cell>
          <table:table-cell office:value-type="float" office:value="167000000000" table:style-name="ce2">
            <text:p>1.67E+1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cution times (in estimated CPU cycles)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*OUTER_LOOPS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<text:s/>dot4</text:p>
          </table:table-cell>
          <table:table-cell office:value-type="string" table:style-name="ce1">
            <text:p><text:s/>dot5</text:p>
          </table:table-cell>
          <table:table-cell office:value-type="string" table:style-name="ce1">
            <text:p><text:s/>dot6_2</text:p>
          </table:table-cell>
          <table:table-cell office:value-type="string" table:style-name="ce1">
            <text:p><text:s/>dot6_5</text:p>
          </table:table-cell>
          <table:table-cell office:value-type="string" table:style-name="ce1">
            <text:p><text:s/>dot8</text:p>
          </table:table-cell>
          <table:table-cell office:value-type="string" table:style-name="ce1">
            <text:p><text:s/>dot8_2</text:p>
          </table:table-cell>
          <table:table-cell office:value-type="string" table:style-name="ce1">
            <text:p><text:s/>dot8_4</text:p>
          </table:table-cell>
          <table:table-cell office:value-type="string" table:style-name="ce1">
            <text:p><text:s/>dot8_8</text:p>
          </table:table-cell>
          <table:table-cell table:style-name="ce1"/>
          <table:table-cell office:value-type="string" table:style-name="ce1">
            <text:p><text:s/>dot4</text:p>
          </table:table-cell>
          <table:table-cell office:value-type="string" table:style-name="ce1">
            <text:p><text:s/>dot5</text:p>
          </table:table-cell>
          <table:table-cell office:value-type="string" table:style-name="ce1">
            <text:p><text:s/>dot6_2</text:p>
          </table:table-cell>
          <table:table-cell office:value-type="string" table:style-name="ce1">
            <text:p><text:s/>dot6_5</text:p>
          </table:table-cell>
          <table:table-cell office:value-type="string" table:style-name="ce1">
            <text:p><text:s/>dot8</text:p>
          </table:table-cell>
          <table:table-cell office:value-type="string" table:style-name="ce1">
            <text:p><text:s/>dot8_2</text:p>
          </table:table-cell>
          <table:table-cell office:value-type="string" table:style-name="ce1">
            <text:p><text:s/>dot8_4</text:p>
          </table:table-cell>
          <table:table-cell office:value-type="string" table:style-name="ce1">
            <text:p><text:s/>dot8_8</text:p>
          </table:table-cell>
          <table:table-cell table:number-columns-repeated="16365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40" table:style-name="ce1">
            <text:p>40</text:p>
          </table:table-cell>
          <table:table-cell office:value-type="float" office:value="74856" table:style-name="ce1">
            <text:p>74856</text:p>
          </table:table-cell>
          <table:table-cell office:value-type="float" office:value="42246" table:style-name="ce1">
            <text:p>42246</text:p>
          </table:table-cell>
          <table:table-cell office:value-type="float" office:value="42588" table:style-name="ce1">
            <text:p>42588</text:p>
          </table:table-cell>
          <table:table-cell office:value-type="float" office:value="35472" table:style-name="ce1">
            <text:p>35472</text:p>
          </table:table-cell>
          <table:table-cell office:value-type="float" office:value="98466" table:style-name="ce1">
            <text:p>98466</text:p>
          </table:table-cell>
          <table:table-cell office:value-type="float" office:value="50214" table:style-name="ce1">
            <text:p>50214</text:p>
          </table:table-cell>
          <table:table-cell office:value-type="float" office:value="50568" table:style-name="ce1">
            <text:p>50568</text:p>
          </table:table-cell>
          <table:table-cell office:value-type="float" office:value="89430" table:style-name="ce1">
            <text:p>89430</text:p>
          </table:table-cell>
          <table:table-cell table:style-name="ce1"/>
          <table:table-cell office:value-type="float" office:value="1871.4" table:style-name="ce1">
            <text:p>1871.4</text:p>
          </table:table-cell>
          <table:table-cell office:value-type="float" office:value="1056.1500000000001" table:style-name="ce1">
            <text:p>1056.15</text:p>
          </table:table-cell>
          <table:table-cell office:value-type="float" office:value="1064.7" table:style-name="ce1">
            <text:p>1064.7</text:p>
          </table:table-cell>
          <table:table-cell office:value-type="float" office:value="886.8" table:style-name="ce1">
            <text:p>886.8</text:p>
          </table:table-cell>
          <table:table-cell office:value-type="float" office:value="2461.65" table:style-name="ce1">
            <text:p>2461.65</text:p>
          </table:table-cell>
          <table:table-cell office:value-type="float" office:value="1255.3499999999999" table:style-name="ce1">
            <text:p>1255.35</text:p>
          </table:table-cell>
          <table:table-cell office:value-type="float" office:value="1264.2" table:style-name="ce1">
            <text:p>1264.2</text:p>
          </table:table-cell>
          <table:table-cell office:value-type="float" office:value="2235.75" table:style-name="ce1">
            <text:p>2235.75</text:p>
          </table:table-cell>
          <table:table-cell table:number-columns-repeated="16365"/>
        </table:table-row>
        <table:table-row table:style-name="ro1">
          <table:table-cell office:value-type="float" office:value="188000" table:style-name="ce1">
            <text:p>188000</text:p>
          </table:table-cell>
          <table:table-cell office:value-type="float" office:value="188" table:style-name="ce1">
            <text:p>188</text:p>
          </table:table-cell>
          <table:table-cell office:value-type="float" office:value="431427" table:style-name="ce1">
            <text:p>431427</text:p>
          </table:table-cell>
          <table:table-cell office:value-type="float" office:value="219933" table:style-name="ce1">
            <text:p>219933</text:p>
          </table:table-cell>
          <table:table-cell office:value-type="float" office:value="231279" table:style-name="ce1">
            <text:p>231279</text:p>
          </table:table-cell>
          <table:table-cell office:value-type="float" office:value="157200" table:style-name="ce1">
            <text:p>157200</text:p>
          </table:table-cell>
          <table:table-cell office:value-type="float" office:value="100908" table:style-name="ce1">
            <text:p>100908</text:p>
          </table:table-cell>
          <table:table-cell office:value-type="float" office:value="73419" table:style-name="ce1">
            <text:p>73419</text:p>
          </table:table-cell>
          <table:table-cell office:value-type="float" office:value="89991" table:style-name="ce1">
            <text:p>89991</text:p>
          </table:table-cell>
          <table:table-cell office:value-type="float" office:value="155442" table:style-name="ce1">
            <text:p>155442</text:p>
          </table:table-cell>
          <table:table-cell table:style-name="ce1"/>
          <table:table-cell office:value-type="float" office:value="2294.8244679999998" table:style-name="ce1">
            <text:p>2294.824468</text:p>
          </table:table-cell>
          <table:table-cell office:value-type="float" office:value="1169.8563830000001" table:style-name="ce1">
            <text:p>1169.856383</text:p>
          </table:table-cell>
          <table:table-cell office:value-type="float" office:value="1230.207447" table:style-name="ce1">
            <text:p>1230.207447</text:p>
          </table:table-cell>
          <table:table-cell office:value-type="float" office:value="836.17021279999994" table:style-name="ce1">
            <text:p>836.1702128</text:p>
          </table:table-cell>
          <table:table-cell office:value-type="float" office:value="536.74468090000005" table:style-name="ce1">
            <text:p>536.7446809</text:p>
          </table:table-cell>
          <table:table-cell office:value-type="float" office:value="390.52659569999997" table:style-name="ce1">
            <text:p>390.5265957</text:p>
          </table:table-cell>
          <table:table-cell office:value-type="float" office:value="478.67553190000001" table:style-name="ce1">
            <text:p>478.6755319</text:p>
          </table:table-cell>
          <table:table-cell office:value-type="float" office:value="826.81914889999996" table:style-name="ce1">
            <text:p>826.8191489</text:p>
          </table:table-cell>
          <table:table-cell table:number-columns-repeated="16365"/>
        </table:table-row>
        <table:table-row table:style-name="ro1">
          <table:table-cell office:value-type="float" office:value="576000" table:style-name="ce1">
            <text:p>576000</text:p>
          </table:table-cell>
          <table:table-cell office:value-type="float" office:value="576" table:style-name="ce1">
            <text:p>576</text:p>
          </table:table-cell>
          <table:table-cell office:value-type="float" office:value="1424154" table:style-name="ce1">
            <text:p>1424154</text:p>
          </table:table-cell>
          <table:table-cell office:value-type="float" office:value="733578" table:style-name="ce1">
            <text:p>733578</text:p>
          </table:table-cell>
          <table:table-cell office:value-type="float" office:value="728175" table:style-name="ce1">
            <text:p>728175</text:p>
          </table:table-cell>
          <table:table-cell office:value-type="float" office:value="458427" table:style-name="ce1">
            <text:p>458427</text:p>
          </table:table-cell>
          <table:table-cell office:value-type="float" office:value="227274" table:style-name="ce1">
            <text:p>227274</text:p>
          </table:table-cell>
          <table:table-cell office:value-type="float" office:value="137445" table:style-name="ce1">
            <text:p>137445</text:p>
          </table:table-cell>
          <table:table-cell office:value-type="float" office:value="137337" table:style-name="ce1">
            <text:p>137337</text:p>
          </table:table-cell>
          <table:table-cell office:value-type="float" office:value="137334" table:style-name="ce1">
            <text:p>137334</text:p>
          </table:table-cell>
          <table:table-cell table:style-name="ce1"/>
          <table:table-cell office:value-type="float" office:value="2472.489583" table:style-name="ce1">
            <text:p>2472.489583</text:p>
          </table:table-cell>
          <table:table-cell office:value-type="float" office:value="1273.572917" table:style-name="ce1">
            <text:p>1273.572917</text:p>
          </table:table-cell>
          <table:table-cell office:value-type="float" office:value="1264.192708" table:style-name="ce1">
            <text:p>1264.192708</text:p>
          </table:table-cell>
          <table:table-cell office:value-type="float" office:value="795.88020830000005" table:style-name="ce1">
            <text:p>795.8802083</text:p>
          </table:table-cell>
          <table:table-cell office:value-type="float" office:value="394.57291670000001" table:style-name="ce1">
            <text:p>394.5729167</text:p>
          </table:table-cell>
          <table:table-cell office:value-type="float" office:value="238.61979170000001" table:style-name="ce1">
            <text:p>238.6197917</text:p>
          </table:table-cell>
          <table:table-cell office:value-type="float" office:value="238.43229170000001" table:style-name="ce1">
            <text:p>238.4322917</text:p>
          </table:table-cell>
          <table:table-cell office:value-type="float" office:value="238.42708329999999" table:style-name="ce1">
            <text:p>238.4270833</text:p>
          </table:table-cell>
          <table:table-cell table:number-columns-repeated="16365"/>
        </table:table-row>
        <table:table-row table:style-name="ro1">
          <table:table-cell office:value-type="float" office:value="1204000" table:style-name="ce1">
            <text:p>1204000</text:p>
          </table:table-cell>
          <table:table-cell office:value-type="float" office:value="1204" table:style-name="ce1">
            <text:p>1204</text:p>
          </table:table-cell>
          <table:table-cell office:value-type="float" office:value="3134694" table:style-name="ce1">
            <text:p>3134694</text:p>
          </table:table-cell>
          <table:table-cell office:value-type="float" office:value="1536921" table:style-name="ce1">
            <text:p>1536921</text:p>
          </table:table-cell>
          <table:table-cell office:value-type="float" office:value="1532883" table:style-name="ce1">
            <text:p>1532883</text:p>
          </table:table-cell>
          <table:table-cell office:value-type="float" office:value="946077" table:style-name="ce1">
            <text:p>946077</text:p>
          </table:table-cell>
          <table:table-cell office:value-type="float" office:value="425862" table:style-name="ce1">
            <text:p>425862</text:p>
          </table:table-cell>
          <table:table-cell office:value-type="float" office:value="238032" table:style-name="ce1">
            <text:p>238032</text:p>
          </table:table-cell>
          <table:table-cell office:value-type="float" office:value="247737" table:style-name="ce1">
            <text:p>247737</text:p>
          </table:table-cell>
          <table:table-cell office:value-type="float" office:value="331926" table:style-name="ce1">
            <text:p>331926</text:p>
          </table:table-cell>
          <table:table-cell table:style-name="ce1"/>
          <table:table-cell office:value-type="float" office:value="2603.5664449999999" table:style-name="ce1">
            <text:p>2603.566445</text:p>
          </table:table-cell>
          <table:table-cell office:value-type="float" office:value="1276.5124579999999" table:style-name="ce1">
            <text:p>1276.512458</text:p>
          </table:table-cell>
          <table:table-cell office:value-type="float" office:value="1273.1586380000001" table:style-name="ce1">
            <text:p>1273.158638</text:p>
          </table:table-cell>
          <table:table-cell office:value-type="float" office:value="785.77823920000003" table:style-name="ce1">
            <text:p>785.7782392</text:p>
          </table:table-cell>
          <table:table-cell office:value-type="float" office:value="353.70598009999998" table:style-name="ce1">
            <text:p>353.7059801</text:p>
          </table:table-cell>
          <table:table-cell office:value-type="float" office:value="197.70099669999999" table:style-name="ce1">
            <text:p>197.7009967</text:p>
          </table:table-cell>
          <table:table-cell office:value-type="float" office:value="205.76162790000001" table:style-name="ce1">
            <text:p>205.7616279</text:p>
          </table:table-cell>
          <table:table-cell office:value-type="float" office:value="275.68604649999997" table:style-name="ce1">
            <text:p>275.6860465</text:p>
          </table:table-cell>
          <table:table-cell table:number-columns-repeated="16365"/>
        </table:table-row>
        <table:table-row table:style-name="ro1">
          <table:table-cell office:value-type="float" office:value="2072000" table:style-name="ce1">
            <text:p>2072000</text:p>
          </table:table-cell>
          <table:table-cell office:value-type="float" office:value="2072" table:style-name="ce1">
            <text:p>2072</text:p>
          </table:table-cell>
          <table:table-cell office:value-type="float" office:value="5448651" table:style-name="ce1">
            <text:p>5448651</text:p>
          </table:table-cell>
          <table:table-cell office:value-type="float" office:value="2649150" table:style-name="ce1">
            <text:p>2649150</text:p>
          </table:table-cell>
          <table:table-cell office:value-type="float" office:value="2647089" table:style-name="ce1">
            <text:p>2647089</text:p>
          </table:table-cell>
          <table:table-cell office:value-type="float" office:value="1607517" table:style-name="ce1">
            <text:p>1607517</text:p>
          </table:table-cell>
          <table:table-cell office:value-type="float" office:value="704802" table:style-name="ce1">
            <text:p>704802</text:p>
          </table:table-cell>
          <table:table-cell office:value-type="float" office:value="379839" table:style-name="ce1">
            <text:p>379839</text:p>
          </table:table-cell>
          <table:table-cell office:value-type="float" office:value="395907" table:style-name="ce1">
            <text:p>395907</text:p>
          </table:table-cell>
          <table:table-cell office:value-type="float" office:value="403671" table:style-name="ce1">
            <text:p>403671</text:p>
          </table:table-cell>
          <table:table-cell table:style-name="ce1"/>
          <table:table-cell office:value-type="float" office:value="2629.657819" table:style-name="ce1">
            <text:p>2629.657819</text:p>
          </table:table-cell>
          <table:table-cell office:value-type="float" office:value="1278.5472970000001" table:style-name="ce1">
            <text:p>1278.547297</text:p>
          </table:table-cell>
          <table:table-cell office:value-type="float" office:value="1277.552606" table:style-name="ce1">
            <text:p>1277.552606</text:p>
          </table:table-cell>
          <table:table-cell office:value-type="float" office:value="775.82866799999999" table:style-name="ce1">
            <text:p>775.828668</text:p>
          </table:table-cell>
          <table:table-cell office:value-type="float" office:value="340.15540540000001" table:style-name="ce1">
            <text:p>340.1554054</text:p>
          </table:table-cell>
          <table:table-cell office:value-type="float" office:value="183.3199807" table:style-name="ce1">
            <text:p>183.3199807</text:p>
          </table:table-cell>
          <table:table-cell office:value-type="float" office:value="191.0748069" table:style-name="ce1">
            <text:p>191.0748069</text:p>
          </table:table-cell>
          <table:table-cell office:value-type="float" office:value="194.82191119999999" table:style-name="ce1">
            <text:p>194.8219112</text:p>
          </table:table-cell>
          <table:table-cell table:number-columns-repeated="16365"/>
        </table:table-row>
        <table:table-row table:style-name="ro1">
          <table:table-cell office:value-type="float" office:value="3180000" table:style-name="ce1">
            <text:p>3180000</text:p>
          </table:table-cell>
          <table:table-cell office:value-type="float" office:value="3180" table:style-name="ce1">
            <text:p>3180</text:p>
          </table:table-cell>
          <table:table-cell office:value-type="float" office:value="8277843" table:style-name="ce1">
            <text:p>8277843</text:p>
          </table:table-cell>
          <table:table-cell office:value-type="float" office:value="4067262" table:style-name="ce1">
            <text:p>4067262</text:p>
          </table:table-cell>
          <table:table-cell office:value-type="float" office:value="4063974" table:style-name="ce1">
            <text:p>4063974</text:p>
          </table:table-cell>
          <table:table-cell office:value-type="float" office:value="2461461" table:style-name="ce1">
            <text:p>2461461</text:p>
          </table:table-cell>
          <table:table-cell office:value-type="float" office:value="1057968" table:style-name="ce1">
            <text:p>1057968</text:p>
          </table:table-cell>
          <table:table-cell office:value-type="float" office:value="564351" table:style-name="ce1">
            <text:p>564351</text:p>
          </table:table-cell>
          <table:table-cell office:value-type="float" office:value="557175" table:style-name="ce1">
            <text:p>557175</text:p>
          </table:table-cell>
          <table:table-cell office:value-type="float" office:value="628695" table:style-name="ce1">
            <text:p>628695</text:p>
          </table:table-cell>
          <table:table-cell table:style-name="ce1"/>
          <table:table-cell office:value-type="float" office:value="2603.0952830000001" table:style-name="ce1">
            <text:p>2603.095283</text:p>
          </table:table-cell>
          <table:table-cell office:value-type="float" office:value="1279.0132080000001" table:style-name="ce1">
            <text:p>1279.013208</text:p>
          </table:table-cell>
          <table:table-cell office:value-type="float" office:value="1277.979245" table:style-name="ce1">
            <text:p>1277.979245</text:p>
          </table:table-cell>
          <table:table-cell office:value-type="float" office:value="774.04433959999994" table:style-name="ce1">
            <text:p>774.0443396</text:p>
          </table:table-cell>
          <table:table-cell office:value-type="float" office:value="332.69433959999998" table:style-name="ce1">
            <text:p>332.6943396</text:p>
          </table:table-cell>
          <table:table-cell office:value-type="float" office:value="177.46886789999999" table:style-name="ce1">
            <text:p>177.4688679</text:p>
          </table:table-cell>
          <table:table-cell office:value-type="float" office:value="175.21226419999999" table:style-name="ce1">
            <text:p>175.2122642</text:p>
          </table:table-cell>
          <table:table-cell office:value-type="float" office:value="197.70283019999999" table:style-name="ce1">
            <text:p>197.7028302</text:p>
          </table:table-cell>
          <table:table-cell table:number-columns-repeated="16365"/>
        </table:table-row>
        <table:table-row table:style-name="ro1">
          <table:table-cell office:value-type="float" office:value="4528000" table:style-name="ce1">
            <text:p>4528000</text:p>
          </table:table-cell>
          <table:table-cell office:value-type="float" office:value="4528" table:style-name="ce1">
            <text:p>4528</text:p>
          </table:table-cell>
          <table:table-cell office:value-type="float" office:value="11553585" table:style-name="ce1">
            <text:p>11553585</text:p>
          </table:table-cell>
          <table:table-cell office:value-type="float" office:value="5801817" table:style-name="ce1">
            <text:p>5801817</text:p>
          </table:table-cell>
          <table:table-cell office:value-type="float" office:value="5799267" table:style-name="ce1">
            <text:p>5799267</text:p>
          </table:table-cell>
          <table:table-cell office:value-type="float" office:value="3504648" table:style-name="ce1">
            <text:p>3504648</text:p>
          </table:table-cell>
          <table:table-cell office:value-type="float" office:value="1503729" table:style-name="ce1">
            <text:p>1503729</text:p>
          </table:table-cell>
          <table:table-cell office:value-type="float" office:value="790941" table:style-name="ce1">
            <text:p>790941</text:p>
          </table:table-cell>
          <table:table-cell office:value-type="float" office:value="802758" table:style-name="ce1">
            <text:p>802758</text:p>
          </table:table-cell>
          <table:table-cell office:value-type="float" office:value="854769" table:style-name="ce1">
            <text:p>854769</text:p>
          </table:table-cell>
          <table:table-cell table:style-name="ce1"/>
          <table:table-cell office:value-type="float" office:value="2551.5867929999999" table:style-name="ce1">
            <text:p>2551.586793</text:p>
          </table:table-cell>
          <table:table-cell office:value-type="float" office:value="1281.320009" table:style-name="ce1">
            <text:p>1281.320009</text:p>
          </table:table-cell>
          <table:table-cell office:value-type="float" office:value="1280.756846" table:style-name="ce1">
            <text:p>1280.756846</text:p>
          </table:table-cell>
          <table:table-cell office:value-type="float" office:value="773.99469959999999" table:style-name="ce1">
            <text:p>773.9946996</text:p>
          </table:table-cell>
          <table:table-cell office:value-type="float" office:value="332.09562720000002" table:style-name="ce1">
            <text:p>332.0956272</text:p>
          </table:table-cell>
          <table:table-cell office:value-type="float" office:value="174.67778269999999" table:style-name="ce1">
            <text:p>174.6777827</text:p>
          </table:table-cell>
          <table:table-cell office:value-type="float" office:value="177.28754420000001" table:style-name="ce1">
            <text:p>177.2875442</text:p>
          </table:table-cell>
          <table:table-cell office:value-type="float" office:value="188.77407239999999" table:style-name="ce1">
            <text:p>188.7740724</text:p>
          </table:table-cell>
          <table:table-cell table:number-columns-repeated="16365"/>
        </table:table-row>
        <table:table-row table:style-name="ro1">
          <table:table-cell office:value-type="float" office:value="6116000" table:style-name="ce1">
            <text:p>6116000</text:p>
          </table:table-cell>
          <table:table-cell office:value-type="float" office:value="6116" table:style-name="ce1">
            <text:p>6116</text:p>
          </table:table-cell>
          <table:table-cell office:value-type="float" office:value="15617727" table:style-name="ce1">
            <text:p>15617727</text:p>
          </table:table-cell>
          <table:table-cell office:value-type="float" office:value="7837818" table:style-name="ce1">
            <text:p>7837818</text:p>
          </table:table-cell>
          <table:table-cell office:value-type="float" office:value="7831197" table:style-name="ce1">
            <text:p>7831197</text:p>
          </table:table-cell>
          <table:table-cell office:value-type="float" office:value="4724901" table:style-name="ce1">
            <text:p>4724901</text:p>
          </table:table-cell>
          <table:table-cell office:value-type="float" office:value="2009616" table:style-name="ce1">
            <text:p>2009616</text:p>
          </table:table-cell>
          <table:table-cell office:value-type="float" office:value="1092531" table:style-name="ce1">
            <text:p>1092531</text:p>
          </table:table-cell>
          <table:table-cell office:value-type="float" office:value="1041363" table:style-name="ce1">
            <text:p>1041363</text:p>
          </table:table-cell>
          <table:table-cell office:value-type="float" office:value="1092273" table:style-name="ce1">
            <text:p>1092273</text:p>
          </table:table-cell>
          <table:table-cell table:style-name="ce1"/>
          <table:table-cell office:value-type="float" office:value="2553.5851859999998" table:style-name="ce1">
            <text:p>2553.585186</text:p>
          </table:table-cell>
          <table:table-cell office:value-type="float" office:value="1281.5268149999999" table:style-name="ce1">
            <text:p>1281.526815</text:p>
          </table:table-cell>
          <table:table-cell office:value-type="float" office:value="1280.4442449999999" table:style-name="ce1">
            <text:p>1280.444245</text:p>
          </table:table-cell>
          <table:table-cell office:value-type="float" office:value="772.5475801" table:style-name="ce1">
            <text:p>772.5475801</text:p>
          </table:table-cell>
          <table:table-cell office:value-type="float" office:value="328.58338780000003" table:style-name="ce1">
            <text:p>328.5833878</text:p>
          </table:table-cell>
          <table:table-cell office:value-type="float" office:value="178.6348921" table:style-name="ce1">
            <text:p>178.6348921</text:p>
          </table:table-cell>
          <table:table-cell office:value-type="float" office:value="170.2686396" table:style-name="ce1">
            <text:p>170.2686396</text:p>
          </table:table-cell>
          <table:table-cell office:value-type="float" office:value="178.59270770000001" table:style-name="ce1">
            <text:p>178.5927077</text:p>
          </table:table-cell>
          <table:table-cell table:number-columns-repeated="16365"/>
        </table:table-row>
        <table:table-row table:style-name="ro1">
          <table:table-cell office:value-type="float" office:value="7944000" table:style-name="ce1">
            <text:p>7944000</text:p>
          </table:table-cell>
          <table:table-cell office:value-type="float" office:value="7944" table:style-name="ce1">
            <text:p>7944</text:p>
          </table:table-cell>
          <table:table-cell office:value-type="float" office:value="20463822" table:style-name="ce1">
            <text:p>20463822</text:p>
          </table:table-cell>
          <table:table-cell office:value-type="float" office:value="10174068" table:style-name="ce1">
            <text:p>10174068</text:p>
          </table:table-cell>
          <table:table-cell office:value-type="float" office:value="10171002" table:style-name="ce1">
            <text:p>10171002</text:p>
          </table:table-cell>
          <table:table-cell office:value-type="float" office:value="6132576" table:style-name="ce1">
            <text:p>6132576</text:p>
          </table:table-cell>
          <table:table-cell office:value-type="float" office:value="2596326" table:style-name="ce1">
            <text:p>2596326</text:p>
          </table:table-cell>
          <table:table-cell office:value-type="float" office:value="1433052" table:style-name="ce1">
            <text:p>1433052</text:p>
          </table:table-cell>
          <table:table-cell office:value-type="float" office:value="1342485" table:style-name="ce1">
            <text:p>1342485</text:p>
          </table:table-cell>
          <table:table-cell office:value-type="float" office:value="1317864" table:style-name="ce1">
            <text:p>1317864</text:p>
          </table:table-cell>
          <table:table-cell table:style-name="ce1"/>
          <table:table-cell office:value-type="float" office:value="2576.0098189999999" table:style-name="ce1">
            <text:p>2576.009819</text:p>
          </table:table-cell>
          <table:table-cell office:value-type="float" office:value="1280.723565" table:style-name="ce1">
            <text:p>1280.723565</text:p>
          </table:table-cell>
          <table:table-cell office:value-type="float" office:value="1280.3376129999999" table:style-name="ce1">
            <text:p>1280.337613</text:p>
          </table:table-cell>
          <table:table-cell office:value-type="float" office:value="771.97583080000004" table:style-name="ce1">
            <text:p>771.9758308</text:p>
          </table:table-cell>
          <table:table-cell office:value-type="float" office:value="326.82854980000002" table:style-name="ce1">
            <text:p>326.8285498</text:p>
          </table:table-cell>
          <table:table-cell office:value-type="float" office:value="180.39425979999999" table:style-name="ce1">
            <text:p>180.3942598</text:p>
          </table:table-cell>
          <table:table-cell office:value-type="float" office:value="168.9935801" table:style-name="ce1">
            <text:p>168.9935801</text:p>
          </table:table-cell>
          <table:table-cell office:value-type="float" office:value="165.89425979999999" table:style-name="ce1">
            <text:p>165.8942598</text:p>
          </table:table-cell>
          <table:table-cell table:number-columns-repeated="16365"/>
        </table:table-row>
        <table:table-row table:style-name="ro1">
          <table:table-cell office:value-type="float" office:value="10012000" table:style-name="ce1">
            <text:p>10012000</text:p>
          </table:table-cell>
          <table:table-cell office:value-type="float" office:value="10012" table:style-name="ce1">
            <text:p>10012</text:p>
          </table:table-cell>
          <table:table-cell office:value-type="float" office:value="25589718" table:style-name="ce1">
            <text:p>25589718</text:p>
          </table:table-cell>
          <table:table-cell office:value-type="float" office:value="12824463" table:style-name="ce1">
            <text:p>12824463</text:p>
          </table:table-cell>
          <table:table-cell office:value-type="float" office:value="12816720" table:style-name="ce1">
            <text:p>12816720</text:p>
          </table:table-cell>
          <table:table-cell office:value-type="float" office:value="7900611" table:style-name="ce1">
            <text:p>7900611</text:p>
          </table:table-cell>
          <table:table-cell office:value-type="float" office:value="3246003" table:style-name="ce1">
            <text:p>3246003</text:p>
          </table:table-cell>
          <table:table-cell office:value-type="float" office:value="1797888" table:style-name="ce1">
            <text:p>1797888</text:p>
          </table:table-cell>
          <table:table-cell office:value-type="float" office:value="1744755" table:style-name="ce1">
            <text:p>1744755</text:p>
          </table:table-cell>
          <table:table-cell office:value-type="float" office:value="1698498" table:style-name="ce1">
            <text:p>1698498</text:p>
          </table:table-cell>
          <table:table-cell table:style-name="ce1"/>
          <table:table-cell office:value-type="float" office:value="2555.9047139999998" table:style-name="ce1">
            <text:p>2555.904714</text:p>
          </table:table-cell>
          <table:table-cell office:value-type="float" office:value="1280.9092089999999" table:style-name="ce1">
            <text:p>1280.909209</text:p>
          </table:table-cell>
          <table:table-cell office:value-type="float" office:value="1280.135837" table:style-name="ce1">
            <text:p>1280.135837</text:p>
          </table:table-cell>
          <table:table-cell office:value-type="float" office:value="789.11416299999996" table:style-name="ce1">
            <text:p>789.114163</text:p>
          </table:table-cell>
          <table:table-cell office:value-type="float" office:value="324.21124650000002" table:style-name="ce1">
            <text:p>324.2112465</text:p>
          </table:table-cell>
          <table:table-cell office:value-type="float" office:value="179.57331199999999" table:style-name="ce1">
            <text:p>179.573312</text:p>
          </table:table-cell>
          <table:table-cell office:value-type="float" office:value="174.26638030000001" table:style-name="ce1">
            <text:p>174.2663803</text:p>
          </table:table-cell>
          <table:table-cell office:value-type="float" office:value="169.64622449999999" table:style-name="ce1">
            <text:p>169.6462245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akeup delay calculated 1.005707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.15625in" svg:y="0.02604in" svg:width="8.36458in" svg:height="4.76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2" draw:id="id1" draw:style-name="a1" draw:name="Chart 3" svg:x="0.65625in" svg:y="0.10417in" svg:width="8.36198in" svg:height="4.76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3" svg:x="0.57292in" svg:y="0.11458in" svg:width="8.36458in" svg:height="4.765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Josh Yeh</dc:creator>
    <meta:creation-date>2025-02-18T11:22:29Z</meta:creation-date>
    <dc:date>2025-02-19T02:46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1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43.1253543307086pt" svg:width="602.24968503937pt" chart:style-name="Crt0">
        <chart:title chart:style-name="CT00">
          <text:p text:style-name="a0" text:class-names="" text:cond-style-name="">CPE Comparisons between Base Dot Product Methods</text:p>
        </chart:title>
        <chart:legend style:legend-expansion="custom" style:legend-expansion-aspect-ratio="19.652369887174896" svg:width="331.636062992126pt" svg:height="16.87511811023622pt" svg:x="135.3067716535433pt" svg:y="326.2502362204725pt" chart:style-name="Lgnd"/>
        <chart:plot-area svg:x="22.75763779527559pt" svg:y="35.34653543307087pt" svg:width="575.5715748031496pt" svg:height="273.2199212598425pt" chart:style-name="Plt0">
          <chart:axis chart:dimension="y" chart:name="primary-y" chart:style-name="Axs0">
            <chart:title chart:style-name="AT00">
              <text:p text:style-name="a1" text:class-names="" text:cond-style-name="">CPE (Cycles/Awrray Elements)</text:p>
            </chart:title>
            <chart:grid chart:class="major" chart:style-name="GMa0"/>
          </chart:axis>
          <chart:axis chart:dimension="x" chart:name="primary-x" chart:style-name="Axs1">
            <chart:title svg:x="223.1270866141732pt" svg:y="306.5665354330708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1d-f.$L$26" chart:values-cell-range-address="1d-f.$L$27:.$L$36" chart:class="chart:scatter" chart:attached-axis="primary-y" chart:style-name="G0S0">
            <chart:domain table:cell-range-address="1d-f.$B$27:.$B$36"/>
            <chart:data-point chart:repeated="10"/>
          </chart:series>
          <chart:series chart:label-cell-address="1d-f.$M$26" chart:values-cell-range-address="1d-f.$M$27:.$M$36" chart:class="chart:scatter" chart:attached-axis="primary-y" chart:style-name="G0S1">
            <chart:domain table:cell-range-address="1d-f.$B$27:.$B$36"/>
            <chart:data-point chart:repeated="10"/>
          </chart:series>
          <chart:series chart:label-cell-address="1d-f.$N$26" chart:values-cell-range-address="1d-f.$N$27:.$N$36" chart:class="chart:scatter" chart:attached-axis="primary-y" chart:style-name="G0S2">
            <chart:domain table:cell-range-address="1d-f.$B$27:.$B$36"/>
            <chart:data-point chart:repeated="10"/>
          </chart:series>
          <chart:series chart:label-cell-address="1d-f.$O$26" chart:values-cell-range-address="1d-f.$O$27:.$O$36" chart:class="chart:scatter" chart:attached-axis="primary-y" chart:style-name="G0S3">
            <chart:domain table:cell-range-address="1d-f.$B$27:.$B$36"/>
            <chart:data-point chart:repeated="10"/>
          </chart:series>
          <chart:series chart:label-cell-address="1d-f.$P$26" chart:values-cell-range-address="1d-f.$P$27:.$P$36" chart:class="chart:scatter" chart:attached-axis="primary-y" chart:style-name="G0S4">
            <chart:domain table:cell-range-address="1d-f.$B$27:.$B$36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1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401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43.1253543307086pt" svg:width="602.0625196850393pt" chart:style-name="Crt0">
        <chart:title chart:style-name="CT00">
          <text:p text:style-name="a0" text:class-names="" text:cond-style-name="">CPE Comparisons between Vector Dot Products</text:p>
        </chart:title>
        <chart:legend style:legend-expansion="custom" style:legend-expansion-aspect-ratio="13.741108840299749" svg:width="231.8828346456693pt" svg:height="16.87511811023622pt" svg:x="135.2646456692913pt" svg:y="326.2502362204725pt" chart:style-name="Lgnd"/>
        <chart:plot-area svg:x="22.74188976377953pt" svg:y="35.34653543307087pt" svg:width="575.4068503937008pt" svg:height="273.2199212598425pt" chart:style-name="Plt0">
          <chart:axis chart:dimension="y" chart:name="primary-y" chart:style-name="Axs0">
            <chart:title chart:style-name="AT00">
              <text:p text:style-name="a1" text:class-names="" text:cond-style-name="">CPE (Cycles/Awrray Elements)</text:p>
            </chart:title>
            <chart:grid chart:class="major" chart:style-name="GMa0"/>
          </chart:axis>
          <chart:axis chart:dimension="x" chart:name="primary-x" chart:style-name="Axs1">
            <chart:title svg:x="223.057716535433pt" svg:y="306.5665354330708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1d-f.$P$26" chart:values-cell-range-address="1d-f.$P$27:.$P$36" chart:class="chart:scatter" chart:attached-axis="primary-y" chart:style-name="G0S0">
            <chart:domain table:cell-range-address="1d-f.$B$27:.$B$36"/>
            <chart:data-point chart:repeated="10"/>
          </chart:series>
          <chart:series chart:label-cell-address="1d-f.$Q$26" chart:values-cell-range-address="1d-f.$Q$27:.$Q$36" chart:class="chart:scatter" chart:attached-axis="primary-y" chart:style-name="G0S1">
            <chart:domain table:cell-range-address="1d-f.$B$27:.$B$36"/>
            <chart:data-point chart:repeated="10"/>
          </chart:series>
          <chart:series chart:label-cell-address="1d-f.$R$26" chart:values-cell-range-address="1d-f.$R$27:.$R$36" chart:class="chart:scatter" chart:attached-axis="primary-y" chart:style-name="G0S2">
            <chart:domain table:cell-range-address="1d-f.$B$27:.$B$36"/>
            <chart:data-point chart:repeated="10"/>
          </chart:series>
          <chart:series chart:label-cell-address="1d-f.$S$26" chart:values-cell-range-address="1d-f.$S$27:.$S$36" chart:class="chart:scatter" chart:attached-axis="primary-y" chart:style-name="G0S3">
            <chart:domain table:cell-range-address="1d-f.$B$27:.$B$36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0100" chart:minimum="3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3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automatic" chart:connect-bars="false" chart:solid-type="cuboid"/>
      <style:graphic-properties draw:fill="none" draw:stroke="solid" svg:stroke-width="0.04167in" svg:stroke-color="#8599aa" svg:stroke-opacity="100%" draw:stroke-linejoin="round" svg:stroke-linecap="round"/>
    </style:style>
    <style:style style:family="chart" style:name="G0S7">
      <style:chart-properties chart:symbol-type="automatic" chart:connect-bars="false" chart:solid-type="cuboid"/>
      <style:graphic-properties draw:fill="none" draw:stroke="solid" svg:stroke-width="0.04167in" svg:stroke-color="#eea18a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43.1253543307086pt" svg:width="602.24968503937pt" chart:style-name="Crt0">
        <chart:title chart:style-name="CT00">
          <text:p text:style-name="a0" text:class-names="" text:cond-style-name="">CPE Comparisons between Base Dot Product Methods</text:p>
        </chart:title>
        <chart:legend style:legend-expansion="custom" style:legend-expansion-aspect-ratio="3.3413122801123589" svg:width="56.38503937007874pt" svg:height="16.87511811023622pt" svg:x="135.3067716535433pt" svg:y="326.2502362204725pt" chart:style-name="Lgnd"/>
        <chart:plot-area svg:x="22.75763779527559pt" svg:y="35.34653543307087pt" svg:width="575.5715748031496pt" svg:height="273.2199212598425pt" chart:style-name="Plt0">
          <chart:axis chart:dimension="y" chart:name="primary-y" chart:style-name="Axs0">
            <chart:title chart:style-name="AT00">
              <text:p text:style-name="a1" text:class-names="" text:cond-style-name="">CPE (Cycles/Awrray Elements)</text:p>
            </chart:title>
            <chart:grid chart:class="major" chart:style-name="GMa0"/>
          </chart:axis>
          <chart:axis chart:dimension="x" chart:name="primary-x" chart:style-name="Axs1">
            <chart:title svg:x="223.1270866141732pt" svg:y="306.5665354330708pt" chart:style-name="AT01">
              <text:p text:style-name="a2" text:class-names="" text:cond-style-name="">Array Elements (Size/1000, Log Scale)</text:p>
            </chart:title>
            <chart:grid chart:class="major" chart:style-name="GMa1"/>
          </chart:axis>
          <chart:series chart:label-cell-address="1d-f.$L$26" chart:values-cell-range-address="1d-f.$L$27:.$L$36" chart:class="chart:scatter" chart:attached-axis="primary-y" chart:style-name="G0S0">
            <chart:domain table:cell-range-address="1d-f.$B$27:.$B$36"/>
            <chart:data-point chart:repeated="10"/>
          </chart:series>
          <chart:series chart:label-cell-address="1d-f.$M$26" chart:values-cell-range-address="1d-f.$M$27:.$M$36" chart:class="chart:scatter" chart:attached-axis="primary-y" chart:style-name="G0S1">
            <chart:domain table:cell-range-address="1d-f.$B$27:.$B$36"/>
            <chart:data-point chart:repeated="10"/>
          </chart:series>
          <chart:series chart:label-cell-address="1d-f.$N$26" chart:values-cell-range-address="1d-f.$N$27:.$N$36" chart:class="chart:scatter" chart:attached-axis="primary-y" chart:style-name="G0S2">
            <chart:domain table:cell-range-address="1d-f.$B$27:.$B$36"/>
            <chart:data-point chart:repeated="10"/>
          </chart:series>
          <chart:series chart:label-cell-address="1d-f.$O$26" chart:values-cell-range-address="1d-f.$O$27:.$O$36" chart:class="chart:scatter" chart:attached-axis="primary-y" chart:style-name="G0S3">
            <chart:domain table:cell-range-address="1d-f.$B$27:.$B$36"/>
            <chart:data-point chart:repeated="10"/>
          </chart:series>
          <chart:series chart:label-cell-address="1d-f.$P$26" chart:values-cell-range-address="1d-f.$P$27:.$P$36" chart:class="chart:scatter" chart:attached-axis="primary-y" chart:style-name="G0S4">
            <chart:domain table:cell-range-address="1d-f.$B$27:.$B$36"/>
            <chart:data-point chart:repeated="10"/>
          </chart:series>
          <chart:series chart:label-cell-address="1d-f.$Q$26" chart:values-cell-range-address="1d-f.$Q$27:.$Q$36" chart:class="chart:scatter" chart:attached-axis="primary-y" chart:style-name="G0S5">
            <chart:domain table:cell-range-address="1d-f.$B$27:.$B$36"/>
            <chart:data-point chart:repeated="10"/>
          </chart:series>
          <chart:series chart:label-cell-address="1d-f.$R$26" chart:values-cell-range-address="1d-f.$R$27:.$R$36" chart:class="chart:scatter" chart:attached-axis="primary-y" chart:style-name="G0S6">
            <chart:domain table:cell-range-address="1d-f.$B$27:.$B$36"/>
            <chart:data-point chart:repeated="10"/>
          </chart:series>
          <chart:series chart:label-cell-address="1d-f.$S$26" chart:values-cell-range-address="1d-f.$S$27:.$S$36" chart:class="chart:scatter" chart:attached-axis="primary-y" chart:style-name="G0S7">
            <chart:domain table:cell-range-address="1d-f.$B$27:.$B$36"/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